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7.3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75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padding="0.136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padding="0.136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padding="0.136cm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ifficulty</text:p>
          </table:table-cell>
          <table:table-cell table:style-name="ce4" office:value-type="string" calcext:value-type="string">
            <text:p>Completion Status</text:p>
          </table:table-cell>
          <table:table-cell table:style-name="ce4" office:value-type="string" calcext:value-type="string">
            <text:p>Revision Status</text:p>
          </table:table-cell>
          <table:table-cell table:style-name="ce2" office:value-type="string" calcext:value-type="string">
            <text:p>Hint/Comment</text:p>
          </table:table-cell>
          <table:table-cell table:style-name="ce2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imum and Minimum Element in an Array</text:p>
          </table:table-cell>
          <table:table-cell office:value-type="string" calcext:value-type="string">
            <text:p><text:a xlink:href="https://www.geeksforgeeks.org/problems/find-minimum-and-maximum-element-in-an-array4428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verse the Array</text:p>
          </table:table-cell>
          <table:table-cell office:value-type="string" calcext:value-type="string">
            <text:p><text:a xlink:href="https://www.geeksforgeeks.org/problems/reverse-an-array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imum-Subarray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Kadane’s Algorithm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<text:a xlink:href="https://leetcode.com/problems/contains-duplicate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colate Distribution Problem</text:p>
          </table:table-cell>
          <table:table-cell office:value-type="string" calcext:value-type="string">
            <text:p><text:a xlink:href="https://www.geeksforgeeks.org/problems/chocolate-distribution-problem3825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Binary Search to find which part is sorted and see if it exists in that par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ry finding the pivot pt, then least maximum towards of that index, swap it and sort the array towards right of pvt idx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keep track of min price, and calculate profit from that min price and return max profit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peat and Missing Number Array</text:p>
          </table:table-cell>
          <table:table-cell table:style-name="ce6" office:value-type="string" calcext:value-type="string">
            <text:p><text:a xlink:href="https://www.interviewbit.com/problems/repeat-and-missing-number-array/" xlink:type="simple">InterviewBit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make math equations using sum of natural num, sum of sq of natural num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th-Largest Element in an Array</text:p>
          </table:table-cell>
          <table:table-cell office:value-type="string" calcext:value-type="string">
            <text:p><text:a xlink:href="https://leetcode.com/problems/kth-largest-element-in-an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solution is best, but should use quickselect algo. Use lomuto partition with last idx as pivot and decrease search space accordingl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<text:a xlink:href="https://leetcode.com/problems/trapping-rain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water stored at a particular idx by seeing its left_max and right_max, 2ptr approach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duct of Array Except Self</text:p>
          </table:table-cell>
          <table:table-cell office:value-type="string" calcext:value-type="string">
            <text:p><text:a xlink:href="https://leetcode.com/problems/product-of-array-except-self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product as left prefix product and right prefix product, try calculating them for each index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ximum Product Subarray</text:p>
          </table:table-cell>
          <table:table-cell office:value-type="string" calcext:value-type="string">
            <text:p><text:a xlink:href="https://leetcode.com/problems/maximum-product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nd Minimum in Rotated Sor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nd Pair with Sum in Sorted &amp; Rota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Su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ntainer With Most Wat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iven Sum Pai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th - Smallest Element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rge Overlapping Interval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ind Minimum Number of Merge Operations to Make an Array Palindrome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Given an Array of Numbers Arrange the Numbers to Form the Biggest Numb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ace Optimization Using Bit Manipulation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ubarray Sum Divisible K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rint all Possible Combinations of r Elements in a Given Array of Size n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's Algorith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alid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alid Anagram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alid parenthes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move Consecutive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onvert a Sentence into its Equivalent Mobile Numeric Keypad Sequenc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int all the Duplicates in the Input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roup Anagram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ongest Palindromic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alindromic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ount Palindromic Subsequenc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mallest Window in a String Containing all the Characters of Another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Wildcard String Mat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ongest Prefix Suf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abin-Karp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Transform One String to Another using Minimum Number of Given Oper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oyer Moore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Word Wra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igzag (or diagonal) Traversal of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et Matrix Zeroe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piral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otate Image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ind the Number of Islands | Set 1 (Using DFS)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Given a Matrix of ‘O’ and ‘X’, Replace ‘O’ with ‘X’ if Surrounded by ‘X’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Find a Common Element in all Rows of a Given Row-Wise Sorted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reate a Matrix with Alternating Rectangles of O and 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ximum Size Rectangle of all 1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ermute Two Arrays such that Sum of Every Pair is Greater or Equal to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ounting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find common elements three sorted array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earching in an array where adjacent differ by at most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ceiling in a sorted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iar with given differen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majority elemen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count triplets with sum smaller that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aximum Sum Subsequence with no adjacent element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Merge Sorted Arrays using O(1)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nversion of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ind Duplicates in O(n) Time and O(1) Extra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Radix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duct of Array except itself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Make all Array Elements Equal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Check if Reversing a Sub Array Make the Array Sorted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Find Four Elements that Sum to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Median of Two Sorted Array with Different Siz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Median of Stream of Integers Running Integer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Print Subarrays with 0 Sum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Allocate Minimum number of Page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Minimum Swaps to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acktracking Set 2 Rat in a Maz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ombination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rossword-Puzz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Longest Possible Route in a Matrix with Hurd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rinting all solutions in N-Queen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olve the Sudoku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artition Equal Subset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Knight Tou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oduko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Remove Invalid Parenthes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Word Break Problem using Backtrack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rint all Palindromic Partitions of a Str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ind Shortest Safe Route in a Path with Landmin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artition of Set into K Subsets with Equ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acktracking set-7 hamiltonian cyc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tug-of-wa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ximum Possible Number by doing at most K swap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acktracking set-8 solving cryptarithmetic puzz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1T10:48:54.495084400</dc:date>
    <meta:editing-duration>P1DT17H41M52S</meta:editing-duration>
    <meta:editing-cycles>20</meta:editing-cycles>
    <meta:generator>LibreOffice/7.3.7.2$Linux_X86_64 LibreOffice_project/30$Build-2</meta:generator>
    <meta:document-statistic meta:table-count="1" meta:cell-count="448" meta:object-count="0"/>
  </office:meta>
</office:document-meta>
</file>